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bold" officeooo:rsid="00181d9e" officeooo:paragraph-rsid="00181d9e" style:font-weight-asian="bold" style:font-weight-complex="bold"/>
    </style:style>
    <style:style style:name="P2" style:family="paragraph" style:parent-style-name="Text_20_body">
      <style:text-properties fo:font-weight="normal" officeooo:rsid="00181d9e" officeooo:paragraph-rsid="00181d9e" style:font-weight-asian="normal" style:font-weight-complex="normal"/>
    </style:style>
    <style:style style:name="P3" style:family="paragraph" style:parent-style-name="Standard">
      <style:text-properties fo:font-weight="bold" officeooo:rsid="001b5ff7" officeooo:paragraph-rsid="00192ffc" style:font-weight-asian="bold" style:font-weight-complex="bold"/>
    </style:style>
    <style:style style:name="P4" style:family="paragraph" style:parent-style-name="Standard">
      <style:text-properties fo:font-weight="bold" officeooo:rsid="00192ffc" officeooo:paragraph-rsid="00192ffc" style:font-weight-asian="bold" style:font-weight-complex="bold"/>
    </style:style>
    <style:style style:name="P5" style:family="paragraph" style:parent-style-name="Standard">
      <style:text-properties officeooo:rsid="001b5ff7" officeooo:paragraph-rsid="00192ffc"/>
    </style:style>
    <style:style style:name="P6" style:family="paragraph" style:parent-style-name="Standard">
      <style:text-properties fo:font-weight="normal" officeooo:rsid="001b5ff7" officeooo:paragraph-rsid="00192ffc" style:font-weight-asian="normal" style:font-weight-complex="normal"/>
    </style:style>
    <style:style style:name="P7" style:family="paragraph" style:parent-style-name="Standard" style:list-style-name="L7">
      <style:text-properties fo:font-weight="normal" officeooo:rsid="001b5ff7" officeooo:paragraph-rsid="00192ffc" style:font-weight-asian="normal" style:font-weight-complex="normal"/>
    </style:style>
    <style:style style:name="P8" style:family="paragraph" style:parent-style-name="Standard" style:list-style-name="L7">
      <style:text-properties fo:font-weight="normal" officeooo:rsid="00192ffc" officeooo:paragraph-rsid="00192ffc" style:font-weight-asian="normal" style:font-weight-complex="normal"/>
    </style:style>
    <style:style style:name="P9" style:family="paragraph" style:parent-style-name="Standard" style:list-style-name="L8">
      <style:text-properties fo:font-weight="normal" officeooo:rsid="001b14b8" officeooo:paragraph-rsid="001b14b8" style:font-weight-asian="normal" style:font-weight-complex="normal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in" fo:margin-bottom="0in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paragraph-properties fo:margin-top="0in" fo:margin-bottom="0in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3">
      <style:paragraph-properties fo:margin-top="0in" fo:margin-bottom="0in" style:contextual-spacing="false"/>
      <style:text-properties officeooo:paragraph-rsid="00181d9e"/>
    </style:style>
    <style:style style:name="P16" style:family="paragraph" style:parent-style-name="Text_20_body" style:list-style-name="L3">
      <style:paragraph-properties fo:margin-top="0in" fo:margin-bottom="0in" style:contextual-spacing="false"/>
    </style:style>
    <style:style style:name="P17" style:family="paragraph" style:parent-style-name="Text_20_body" style:list-style-name="L3">
      <style:paragraph-properties fo:margin-top="0in" fo:margin-bottom="0in" style:contextual-spacing="false"/>
      <style:text-properties officeooo:rsid="00181d9e" officeooo:paragraph-rsid="00181d9e"/>
    </style:style>
    <style:style style:name="P18" style:family="paragraph" style:parent-style-name="Text_20_body" style:list-style-name="L4">
      <style:paragraph-properties fo:margin-top="0in" fo:margin-bottom="0in" style:contextual-spacing="false"/>
      <style:text-properties officeooo:rsid="00181d9e" officeooo:paragraph-rsid="00181d9e"/>
    </style:style>
    <style:style style:name="P19" style:family="paragraph" style:parent-style-name="Text_20_body" style:list-style-name="L4">
      <style:paragraph-properties fo:margin-top="0in" fo:margin-bottom="0in" style:contextual-spacing="false"/>
      <style:text-properties officeooo:paragraph-rsid="00181d9e"/>
    </style:style>
    <style:style style:name="P20" style:family="paragraph" style:parent-style-name="Text_20_body" style:list-style-name="L4">
      <style:text-properties fo:font-weight="normal" officeooo:rsid="00181d9e" officeooo:paragraph-rsid="00181d9e" style:font-weight-asian="normal" style:font-weight-complex="normal"/>
    </style:style>
    <style:style style:name="P21" style:family="paragraph" style:parent-style-name="Text_20_body" style:list-style-name="L8">
      <style:paragraph-properties fo:margin-top="0in" fo:margin-bottom="0in" style:contextual-spacing="false"/>
      <style:text-properties fo:font-weight="normal" officeooo:rsid="00192ffc" officeooo:paragraph-rsid="001b14b8" style:font-weight-asian="normal" style:font-weight-complex="normal"/>
    </style:style>
    <style:style style:name="P22" style:family="paragraph" style:parent-style-name="Text_20_body" style:list-style-name="L5"/>
    <style:style style:name="P23" style:family="paragraph" style:parent-style-name="Text_20_body" style:list-style-name="L5">
      <style:paragraph-properties fo:margin-top="0in" fo:margin-bottom="0in" style:contextual-spacing="false"/>
    </style:style>
    <style:style style:name="T1" style:family="text">
      <style:text-properties officeooo:rsid="00181d9e"/>
    </style:style>
    <style:style style:name="T2" style:family="text">
      <style:text-properties officeooo:rsid="00192ff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ts_seldemean.d35:</text:span></text:p>
      <text:list xml:id="list1141996796" text:style-name="L1">
        <text:list-item>
          <text:p text:style-name="P11">64 tide gauge measurements</text:p>
        </text:list-item>
        <text:list-item>
          <text:p text:style-name="P11">Monthly</text:p>
        </text:list-item>
        <text:list-item>
          <text:p text:style-name="P11">From January 1993 – December 2015</text:p>
        </text:list-item>
        <text:list-item>
          <text:p text:style-name="P11">Rows 2 and 3 provide the longitude and latitude of the stations, with monthly measurements starting from row 9</text:p>
        </text:list-item>
        <text:list-item>
          <text:p text:style-name="P11">1st column indicates year and month</text:p>
        </text:list-item>
        <text:list-item>
          <text:p text:style-name="P11">Unit of measurements: mm</text:p>
        </text:list-item>
        <text:list-item>
          <text:p text:style-name="P10">Region: North Sea</text:p>
        </text:list-item>
      </text:list>
      <text:p text:style-name="P3">tgDAC_seldemeanalref_proc:</text:p>
      <text:p text:style-name="P3"><text:tab/></text:p>
      <text:list xml:id="list1345638282" text:style-name="L8">
        <text:list-item>
          <text:p text:style-name="P9">as ts_seldemean</text:p>
        </text:list-item>
        <text:list-item>
          <text:p text:style-name="P21">de-meaned and DAC</text:p>
        </text:list-item>
      </text:list>
      <text:p text:style-name="P3"><text:tab/></text:p>
      <text:p text:style-name="P5"/>
      <text:p text:style-name="P3">ts_seldemean_1965-2015ref9315:</text:p>
      <text:p text:style-name="P6"/>
      <text:list xml:id="list3698143557" text:style-name="L7">
        <text:list-item>
          <text:p text:style-name="P8">51 tide gauge stations</text:p>
        </text:list-item>
        <text:list-item>
          <text:p text:style-name="P8">from january 1965 till december 2015</text:p>
        </text:list-item>
        <text:list-item>
          <text:p text:style-name="P7">de-meaned</text:p>
        </text:list-item>
        <text:list-item>
          <text:p text:style-name="P7"><text:span text:style-name="T2">no</text:span> DAC, <text:span text:style-name="T2">since DAC is only available for</text:span> 1993-2015</text:p>
        </text:list-item>
      </text:list>
      <text:p text:style-name="P3"/>
      <text:p text:style-name="P3"/>
      <text:p text:style-name="P4"/>
      <text:p text:style-name="Text_20_body"><text:span text:style-name="Strong_20_Emphasis">ts_psmslReg70_medSTA:</text:span></text:p>
      <text:list xml:id="list385781009" text:style-name="L2">
        <text:list-item>
          <text:p text:style-name="P13">53 tide gauge measurements</text:p>
        </text:list-item>
        <text:list-item>
          <text:p text:style-name="P13">Monthly</text:p>
        </text:list-item>
        <text:list-item>
          <text:p text:style-name="P13">From January 1993 – December 2015</text:p>
        </text:list-item>
        <text:list-item>
          <text:p text:style-name="P13">Rows 2 and 3 provide the longitude and latitude of the stations, with monthly measurements starting from row 9</text:p>
        </text:list-item>
        <text:list-item>
          <text:p text:style-name="P13">1st column indicates year and month</text:p>
        </text:list-item>
        <text:list-item>
          <text:p text:style-name="P13">Unit of measurements: mm</text:p>
        </text:list-item>
        <text:list-item>
          <text:p text:style-name="P12">Region: ~ Mediterranean Sea</text:p>
        </text:list-item>
      </text:list>
      <text:p text:style-name="Text_20_body"><text:span text:style-name="Strong_20_Emphasis">rasterData:</text:span></text:p>
      <text:list xml:id="list4270856882" text:style-name="L3">
        <text:list-item>
          <text:p text:style-name="P17">worldwide</text:p>
        </text:list-item>
        <text:list-item>
          <text:p text:style-name="P15">0.25 x 0.25 grid, resolution for longitude and latitude 0.25°</text:p>
        </text:list-item>
        <text:list-item>
          <text:p text:style-name="P16">Grid based on altimeter measurements</text:p>
        </text:list-item>
        <text:list-item>
          <text:p text:style-name="P16">Unit: meters</text:p>
        </text:list-item>
        <text:list-item>
          <text:p text:style-name="P14">Points (longitude, latitude) in the file are the center points of a grid cell</text:p>
        </text:list-item>
      </text:list>
      <text:p text:style-name="Text_20_body"/>
      <text:p text:style-name="P1">rasterNorthsea:</text:p>
      <text:list xml:id="list3088839335" text:style-name="L4">
        <text:list-item>
          <text:p text:style-name="P18">northsea</text:p>
        </text:list-item>
        <text:list-item>
          <text:p text:style-name="P19">0.25 x 0.25 grid, resolution for longitude and latitude 0.25°</text:p>
        </text:list-item>
        <text:list-item>
          <text:p text:style-name="P19">Grid based on altimeter measurements</text:p>
        </text:list-item>
        <text:list-item>
          <text:p text:style-name="P19"><text:soft-page-break/>Unit: <text:span text:style-name="T1">cm</text:span></text:p>
        </text:list-item>
        <text:list-item>
          <text:p text:style-name="P20">Points (longitude, latitude) in the file are the center points of a grid cell</text:p>
        </text:list-item>
      </text:list>
      <text:p text:style-name="P2"/>
      <text:p text:style-name="P2"/>
      <text:p text:style-name="P2"/>
      <text:p text:style-name="Text_20_body"><text:span text:style-name="Strong_20_Emphasis">PSMSL:</text:span></text:p>
      <text:list xml:id="list1539863642" text:style-name="L5">
        <text:list-item>
          <text:p text:style-name="P23">Permanent Service for Mean Sea Level</text:p>
        </text:list-item>
        <text:list-item>
          <text:p text:style-name="P22"><text:a xlink:type="simple" xlink:href="https://www.psmsl.org/" office:target-frame-name="_new" xlink:show="replace" text:style-name="Internet_20_link" text:visited-style-name="Visited_20_Internet_20_Link">https://www.psmsl.org/</text:a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20:37:32.582364952</meta:creation-date>
    <dc:date>2024-10-03T21:15:52.431461803</dc:date>
    <meta:editing-duration>PT14M5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41" meta:word-count="220" meta:character-count="1265" meta:non-whitespace-character-count="1112"/>
  </office:meta>
</office:document-meta>
</file>